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2cm"/>
    </style:style>
    <style:style style:name="co3" style:family="table-column">
      <style:table-column-properties fo:break-before="auto" style:column-width="6.867cm"/>
    </style:style>
    <style:style style:name="co4" style:family="table-column">
      <style:table-column-properties fo:break-before="auto" style:column-width="0.661cm"/>
    </style:style>
    <style:style style:name="co5" style:family="table-column">
      <style:table-column-properties fo:break-before="auto" style:column-width="5.884cm"/>
    </style:style>
    <style:style style:name="co6" style:family="table-column">
      <style:table-column-properties fo:break-before="auto" style:column-width="6.927cm"/>
    </style:style>
    <style:style style:name="co7" style:family="table-column">
      <style:table-column-properties fo:break-before="auto" style:column-width="7.967cm"/>
    </style:style>
    <style:style style:name="co8" style:family="table-column">
      <style:table-column-properties fo:break-before="auto" style:column-width="6.346cm"/>
    </style:style>
    <style:style style:name="co9" style:family="table-column">
      <style:table-column-properties fo:break-before="auto" style:column-width="3.454cm"/>
    </style:style>
    <style:style style:name="co10" style:family="table-column">
      <style:table-column-properties fo:break-before="auto" style:column-width="20.382cm"/>
    </style:style>
    <style:style style:name="co11" style:family="table-column">
      <style:table-column-properties fo:break-before="auto" style:column-width="5.364cm"/>
    </style:style>
    <style:style style:name="co12" style:family="table-column">
      <style:table-column-properties fo:break-before="auto" style:column-width="18.387cm"/>
    </style:style>
    <style:style style:name="co13" style:family="table-column">
      <style:table-column-properties fo:break-before="auto" style:column-width="17.616cm"/>
    </style:style>
    <style:style style:name="co14" style:family="table-column">
      <style:table-column-properties fo:break-before="auto" style:column-width="14.529cm"/>
    </style:style>
    <style:style style:name="co15" style:family="table-column">
      <style:table-column-properties fo:break-before="auto" style:column-width="6.791cm"/>
    </style:style>
    <style:style style:name="co16" style:family="table-column">
      <style:table-column-properties fo:break-before="auto" style:column-width="7.6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3838"/>
    </style:style>
    <style:style style:name="ce8" style:family="table-cell" style:parent-style-name="Default">
      <style:text-properties fo:color="#c9211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color="#ffb66c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deprozess Ablauf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 welcher Reihenfolge werden alle Dateien geladen </text:p>
          </table:table-cell>
          <table:table-cell table:number-columns-repeated="2"/>
        </table:table-row>
      </table:table>
      <table:table table:name="ÜG param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ÜG para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Quelle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end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pg init</text:p>
          </table:table-cell>
          <table:table-cell/>
          <table:table-cell office:value-type="string" calcext:value-type="string">
            <text:p>i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o keyBox()</text:p>
          </table:table-cell>
          <table:table-cell office:value-type="string" calcext:value-type="string">
            <text:p>????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6" office:value-type="string" calcext:value-type="string">
            <text:p>screen </text:p>
          </table:table-cell>
          <table:table-cell/>
          <table:table-cell office:value-type="string" calcext:value-type="string">
            <text:p>utils</text:p>
          </table:table-cell>
          <table:table-cell table:number-columns-repeated="5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style-name="ce7" office:value-type="string" calcext:value-type="string">
            <text:p>bool1 </text:p>
          </table:table-cell>
          <table:table-cell office:value-type="string" calcext:value-type="string">
            <text:p>keine ÜG</text:p>
          </table:table-cell>
          <table:table-cell office:value-type="string" calcext:value-type="string">
            <text:p>lokal</text:p>
          </table:table-cell>
          <table:table-cell table:number-columns-repeated="5"/>
        </table:table-row>
      </table:table>
      <table:table table:name="dic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ame_keys</text:p>
          </table:table-cell>
          <table:table-cell office:value-type="string" calcext:value-type="string">
            <text:p>dataJS</text:p>
          </table:table-cell>
          <table:table-cell office:value-type="string" calcext:value-type="string">
            <text:p>First gamestart </text:p>
          </table:table-cell>
          <table:table-cell office:value-type="string" calcext:value-type="string">
            <text:p>if no di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output.py</text:p>
          </table:table-cell>
          <table:table-cell office:value-type="string" calcext:value-type="string">
            <text:p>save dic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4"/>0: "Left", 10: pg.K_LEFT,</text:p>
          </table:table-cell>
          <table:table-cell office:value-type="string" calcext:value-type="string">
            <text:p><text:s text:c="4"/>0: "Username", 10: 'Norbert Noname', 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1: "Right", 11: pg.K_RIGHT,</text:p>
          </table:table-cell>
          <table:table-cell office:value-type="string" calcext:value-type="string">
            <text:p><text:s text:c="4"/>1: "Mode", 11: 11,</text:p>
          </table:table-cell>
          <table:table-cell/>
          <table:table-cell table:style-name="ce8" office:value-type="string" calcext:value-type="string">
            <text:p>danach wird dict nie wieder verwendet !!</text:p>
          </table:table-cell>
          <table:table-cell office:value-type="string" calcext:value-type="string">
            <text:p>ggf back to defaul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4"/>2: "Down", 12: pg.K_DOWN,</text:p>
          </table:table-cell>
          <table:table-cell office:value-type="string" calcext:value-type="string">
            <text:p><text:s text:c="4"/>2: "Initial Delay[ms]", 12: 33,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3: "Rotate CCW", 13: pg.K_y,</text:p>
          </table:table-cell>
          <table:table-cell office:value-type="string" calcext:value-type="string">
            <text:p><text:s text:c="4"/>3: "Repeat Rate[ms]", 13: 43,</text:p>
          </table:table-cell>
          <table:table-cell office:value-type="string" calcext:value-type="string">
            <text:p>Second + game</text:p>
          </table:table-cell>
          <table:table-cell office:value-type="string" calcext:value-type="string">
            <text:p>load in i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4"/>4: "Rotate CW", 14: pg.K_x,</text:p>
          </table:table-cell>
          <table:table-cell office:value-type="string" calcext:value-type="string">
            <text:p><text:s text:c="4"/>4: "practOn", 14: 0,</text:p>
          </table:table-cell>
          <table:table-cell/>
          <table:table-cell office:value-type="string" calcext:value-type="string">
            <text:p>und die einzoge Haupt Variable ist dann io.dataJ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4"/>5: "Rotate 180°", 15: pg.K_a,</text:p>
          </table:table-cell>
          <table:table-cell table:number-columns-repeated="2"/>
          <table:table-cell office:value-type="string" calcext:value-type="string">
            <text:p>in die wird immer gespeicher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6: "Smash", 16: pg.K_SPACE,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</table:table>
      <table:table table:name="io" table:style-name="ta1"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modeBox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1" office:value-type="string" calcext:value-type="string">
            <text:p>options = ["Practice", "Competitive", "#Increment", "#Combat"] </text:p>
          </table:table-cell>
          <table:table-cell office:value-type="string" calcext:value-type="string">
            <text:p>iText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"Mode: " + fiba.iText["en"]["Mode"]["0"][str(practOn)], 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"Complexity: " + fiba.iText["en"]["Mode"][str((dataJS["11"]))], 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("Username: " + dataJS["10"], 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ompBox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options = ["Novice", "Standard", "Advanced", "Pro"] </text:p>
          </table:table-cell>
          <table:table-cell office:value-type="string" calcext:value-type="string">
            <text:p>iTex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1" office:value-type="string" calcext:value-type="string">
            <text:p>    numPents = dataJS[str(11)]    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5" office:value-type="string" calcext:value-type="string">
            <text:p><text:s/>practOn = dataJS[str(14)] 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1" office:value-type="string" calcext:value-type="string">
            <text:p>fiba.iText["en"]["Mode"]["0"][str(practOn)] + " - " +  fiba.iText["en"]["Mode"][str(j)],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1" office:value-type="string" calcext:value-type="string">
            <text:p>"Mode: " + fiba.iText["en"]["Mode"]["0"][str(dataJS["14"])], </text:p>
          </table:table-cell>
          <table:table-cell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1" office:value-type="string" calcext:value-type="string">
            <text:p>"Complexity: " + fiba.iText["en"]["Mode"][str(j)] </text:p>
          </table:table-cell>
          <table:table-cell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1" office:value-type="string" calcext:value-type="string">
            <text:p>"Username: " + dataJS["10"],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f"{game_keys[str(i)]}:{pg.key.name(game_keys[str(i+10)])}",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f"{game_keys[str(key)]}:{pg.key.name(game_keys[str(action_key)])}"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1" office:value-type="string" calcext:value-type="string">
            <text:p>SysFont('OCR A Extended', 23).render("m - music on/off" 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ontrolsSetBox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DASBox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foBox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keyBox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textSurface_update = pg.font.SysFont('Consolas', 35).render(f'There has been a Pentis update', False, (clr.blk))</text:p>
          </table:table-cell>
          <table:table-cell office:value-type="string" calcext:value-type="string">
            <text:p>font reference</text:p>
          </table:table-cell>
        </table:table-row>
        <table:table-row table:style-name="ro1">
          <table:table-cell/>
          <table:table-cell office:value-type="string" calcext:value-type="string">
            <text:p><text:s text:c="8"/>textSurface_update_bg = pg.font.SysFont('Consolas', 35).render(f'There has been a Pentis update', False, (clr.gry1)) <text:s text:c="7"/></text:p>
          </table:table-cell>
          <table:table-cell office:value-type="string" calcext:value-type="string">
            <text:p>String reference ?</text:p>
          </table:table-cell>
        </table:table-row>
        <table:table-row table:style-name="ro1">
          <table:table-cell/>
          <table:table-cell office:value-type="string" calcext:value-type="string">
            <text:p><text:s text:c="8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textSurface_score = pg.font.SysFont('Consolas', 35).render(f'Please download the new version of Pentis', False, (clr.blk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textSurface_score_bg = pg.font.SysFont('Consolas', 35).render(f'Please download the new version of Pentis', False, (clr.gry1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textSurface_url = pg.font.SysFont('Consolas', 33).render(f'https://grapefruit256.itch.io/pentis', False, (clr.blk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textSurface_url_bg = pg.font.SysFont('Consolas', 33).render(f'https://grapefruit256.itch.io/pentis', False, (clr.gry2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textSurface_enter = pg.font.SysFont('Consolas', 30).render(f'Press Enter to quit', False, (clr.blk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textSurface_enter_bg = pg.font.SysFont('Consolas', 30).render(f'Press Enter to quit', False, (clr.gry3))</text:p>
          </table:table-cell>
          <table:table-cell/>
        </table:table-row>
        <table:table-row table:style-name="ro1" table:number-rows-repeated="104851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tartMenu" table:style-name="ta1">
        <table:table-column table:style-name="co1" table:default-cell-style-name="Default"/>
        <table:table-column table:style-name="co12" table:default-cell-style-name="Default"/>
        <table:table-row table:style-name="ro1" table:number-rows-repeated="3"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options = ["START GAME", "USERNAME", "SCOREBOARD", "OPTIONS", "QUIT"] 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textSurface = pg.font.SysFont(fontRusso, 23).render("m - music on/off", False, (50,50,50))</text:p>
          </table:table-cell>
        </table:table-row>
        <table:table-row table:style-name="ro1">
          <table:table-cell/>
          <table:table-cell office:value-type="string" calcext:value-type="string">
            <text:p><text:s text:c="8"/>screen.blit(textSurface,(screen_width*0.85, screen_height*0.9))</text:p>
          </table:table-cell>
        </table:table-row>
        <table:table-row table:style-name="ro1">
          <table:table-cell/>
          <table:table-cell office:value-type="string" calcext:value-type="string">
            <text:p><text:s text:c="8"/>textSurface = pg.font.SysFont(fontRusso, 23).render("p - pause", False, (50,50,50))</text:p>
          </table:table-cell>
        </table:table-row>
        <table:table-row table:style-name="ro1">
          <table:table-cell/>
          <table:table-cell office:value-type="string" calcext:value-type="string">
            <text:p><text:s text:c="8"/>screen.blit(textSurface,(screen_width*0.85, screen_height*0.93))</text:p>
          </table:table-cell>
        </table:table-row>
        <table:table-row table:style-name="ro1">
          <table:table-cell/>
          <table:table-cell office:value-type="string" calcext:value-type="string">
            <text:p><text:s text:c="8"/>textSurface = pg.font.SysFont(fontRusso, 23).render("space - hard drop", False, (50,50,50))</text:p>
          </table:table-cell>
        </table:table-row>
        <table:table-row table:style-name="ro1">
          <table:table-cell/>
          <table:table-cell office:value-type="string" calcext:value-type="string">
            <text:p><text:s text:c="8"/>screen.blit(textSurface,(screen_width*0.85, screen_height*0.96))</text:p>
          </table:table-cell>
        </table:table-row>
        <table:table-row table:style-name="ro1">
          <table:table-cell/>
          <table:table-cell office:value-type="string" calcext:value-type="string">
            <text:p><text:s text:c="8"/>textSurface = pg.font.SysFont(fontRusso, 30).render("Mode: " + fiba.iText["en"]["Mode"]["0"][str(io.dataJS["14"])], False, (10,10,10))</text:p>
          </table:table-cell>
        </table:table-row>
        <table:table-row table:style-name="ro1">
          <table:table-cell/>
          <table:table-cell office:value-type="string" calcext:value-type="string">
            <text:p><text:s text:c="8"/>screen.blit(textSurface,(screen_width*0.01, screen_height*0.82)) <text:s text:c="10"/></text:p>
          </table:table-cell>
        </table:table-row>
        <table:table-row table:style-name="ro1">
          <table:table-cell/>
          <table:table-cell office:value-type="string" calcext:value-type="string">
            <text:p><text:s text:c="8"/>textSurface = pg.font.SysFont(fontRusso, 30).render("Complexity: " + fiba.iText["en"]["Mode"][str((io.dataJS["11"]))], False, (10,10,10))</text:p>
          </table:table-cell>
        </table:table-row>
        <table:table-row table:style-name="ro1">
          <table:table-cell/>
          <table:table-cell office:value-type="string" calcext:value-type="string">
            <text:p><text:s text:c="8"/>screen.blit(textSurface,(screen_width*0.01, screen_height*0.86)) <text:s text:c="13"/></text:p>
          </table:table-cell>
        </table:table-row>
        <table:table-row table:style-name="ro1">
          <table:table-cell/>
          <table:table-cell office:value-type="string" calcext:value-type="string">
            <text:p><text:s text:c="8"/>textSurface = pg.font.SysFont(fontRusso, 30).render("Username: " + io.dataJS["10"], False, (10,10,10))</text:p>
          </table:table-cell>
        </table:table-row>
        <table:table-row table:style-name="ro1">
          <table:table-cell/>
          <table:table-cell office:value-type="string" calcext:value-type="string">
            <text:p><text:s text:c="8"/>screen.blit(textSurface,(screen_width*0.01, screen_height*0.9)) </text:p>
          </table:table-cell>
        </table:table-row>
        <table:table-row table:style-name="ro1">
          <table:table-cell/>
          <table:table-cell office:value-type="string" calcext:value-type="string">
            <text:p><text:s text:c="8"/>if io.dataJS["10"] == "Norbert Noname":</text:p>
          </table:table-cell>
        </table:table-row>
        <table:table-row table:style-name="ro1">
          <table:table-cell/>
          <table:table-cell office:value-type="string" calcext:value-type="string">
            <text:p><text:s text:c="12"/>textSurface = pg.font.SysFont(fontRusso, 26).render("-&gt; Please set your own username !!", False, clr.red3)</text:p>
          </table:table-cell>
        </table:table-row>
        <table:table-row table:style-name="ro1">
          <table:table-cell/>
          <table:table-cell office:value-type="string" calcext:value-type="string">
            <text:p><text:s text:c="12"/>screen.blit(textSurface,(screen_width*0.01, screen_height*0.93)) </text:p>
          </table:table-cell>
        </table:table-row>
      </table:table>
      <table:table table:name="optMenu" table:style-name="ta1">
        <table:table-column table:style-name="co1" table:default-cell-style-name="Default"/>
        <table:table-column table:style-name="co13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options = ["Mode", "Complexity", "DAS", "Controls", "Back"] 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textSurface = pg.font.SysFont('OCR A Extended', 23).render("m - music on/off", False, (50,50,50))</text:p>
          </table:table-cell>
        </table:table-row>
        <table:table-row table:style-name="ro1">
          <table:table-cell/>
          <table:table-cell office:value-type="string" calcext:value-type="string">
            <text:p><text:s text:c="8"/>screen.blit(textSurface,(screen_width*0.85, screen_height*0.9))</text:p>
          </table:table-cell>
        </table:table-row>
        <table:table-row table:style-name="ro1">
          <table:table-cell/>
          <table:table-cell office:value-type="string" calcext:value-type="string">
            <text:p><text:s text:c="8"/>textSurface = pg.font.SysFont('OCR A Extended', 23).render("p - pause", False, (50,50,50))</text:p>
          </table:table-cell>
        </table:table-row>
        <table:table-row table:style-name="ro1">
          <table:table-cell/>
          <table:table-cell office:value-type="string" calcext:value-type="string">
            <text:p><text:s text:c="8"/>screen.blit(textSurface,(screen_width*0.85, screen_height*0.93))</text:p>
          </table:table-cell>
        </table:table-row>
        <table:table-row table:style-name="ro1">
          <table:table-cell/>
          <table:table-cell office:value-type="string" calcext:value-type="string">
            <text:p><text:s text:c="8"/>textSurface = pg.font.SysFont('OCR A Extended', 23).render("space - hard drop", False, (50,50,50))</text:p>
          </table:table-cell>
        </table:table-row>
        <table:table-row table:style-name="ro1">
          <table:table-cell/>
          <table:table-cell office:value-type="string" calcext:value-type="string">
            <text:p><text:s text:c="8"/>screen.blit(textSurface,(screen_width*0.85, screen_height*0.96)) <text:s text:c="7"/></text:p>
          </table:table-cell>
        </table:table-row>
        <table:table-row table:style-name="ro1">
          <table:table-cell/>
          <table:table-cell office:value-type="string" calcext:value-type="string">
            <text:p><text:s text:c="8"/>textSurface = pg.font.SysFont('OCR A Extended', 30).render("Username: " + io.dataJS["10"], False, (10,10,10))</text:p>
          </table:table-cell>
        </table:table-row>
        <table:table-row table:style-name="ro1">
          <table:table-cell/>
          <table:table-cell office:value-type="string" calcext:value-type="string">
            <text:p><text:s text:c="8"/>screen.blit(textSurface,(screen_width*0.01, screen_height*0.9)) </text:p>
          </table:table-cell>
        </table:table-row>
        <table:table-row table:style-name="ro1">
          <table:table-cell/>
          <table:table-cell office:value-type="string" calcext:value-type="string">
            <text:p><text:s text:c="8"/>textSurface = pg.font.SysFont(fontRusso, 30).render("Mode: " + fiba.iText["en"]["Mode"]["0"][str(io.dataJS["14"])], False, (10,10,10))</text:p>
          </table:table-cell>
        </table:table-row>
        <table:table-row table:style-name="ro1">
          <table:table-cell/>
          <table:table-cell office:value-type="string" calcext:value-type="string">
            <text:p><text:s text:c="8"/>screen.blit(textSurface,(screen_width*0.01, screen_height*0.82)) <text:s text:c="10"/></text:p>
          </table:table-cell>
        </table:table-row>
        <table:table-row table:style-name="ro1">
          <table:table-cell/>
          <table:table-cell office:value-type="string" calcext:value-type="string">
            <text:p><text:s text:c="8"/>textSurface = pg.font.SysFont(fontRusso, 30).render("Complexity: " + fiba.iText["en"]["Mode"][str((io.dataJS["11"]))], False, (10,10,10))</text:p>
          </table:table-cell>
        </table:table-row>
        <table:table-row table:style-name="ro1">
          <table:table-cell/>
          <table:table-cell office:value-type="string" calcext:value-type="string">
            <text:p><text:s text:c="8"/>screen.blit(textSurface,(screen_width*0.01, screen_height*0.86)) <text:s text:c="12"/></text:p>
          </table:table-cell>
        </table:table-row>
        <table:table-row table:style-name="ro1">
          <table:table-cell/>
          <table:table-cell office:value-type="string" calcext:value-type="string">
            <text:p><text:s text:c="8"/>textSurface = pg.font.SysFont(fontRusso, 30).render("Username: " + io.dataJS["10"], False, (10,10,10))</text:p>
          </table:table-cell>
        </table:table-row>
        <table:table-row table:style-name="ro1">
          <table:table-cell/>
          <table:table-cell office:value-type="string" calcext:value-type="string">
            <text:p><text:s text:c="8"/>screen.blit(textSurface,(screen_width*0.01, screen_height*0.9)) <text:s text:c="8"/></text:p>
          </table:table-cell>
        </table:table-row>
        <table:table-row table:style-name="ro1">
          <table:table-cell/>
          <table:table-cell office:value-type="string" calcext:value-type="string">
            <text:p><text:s text:c="8"/>if io.dataJS["10"] == "Norbert Noname":</text:p>
          </table:table-cell>
        </table:table-row>
        <table:table-row table:style-name="ro1">
          <table:table-cell/>
          <table:table-cell office:value-type="string" calcext:value-type="string">
            <text:p><text:s text:c="12"/>textSurface = pg.font.SysFont('OCR A Extended', 26).render("-&gt; Please set your own username !!", False, clr.red3)</text:p>
          </table:table-cell>
        </table:table-row>
        <table:table-row table:style-name="ro1">
          <table:table-cell/>
          <table:table-cell office:value-type="string" calcext:value-type="string">
            <text:p><text:s text:c="12"/>screen.blit(textSurface,(screen_width*0.01, screen_height*0.93)) </text:p>
          </table:table-cell>
        </table:table-row>
      </table:table>
      <table:table table:name="game.py overview" table:style-name="ta1">
        <table:table-column table:style-name="co1" table:number-columns-repeated="2" table:default-cell-style-name="Default"/>
        <table:table-row table:style-name="ro1" table:number-rows-repeated="9">
          <table:table-cell table:number-columns-repeated="2"/>
        </table:table-row>
        <table:table-row table:style-name="ro1">
          <table:table-cell/>
          <table:table-cell office:value-type="string" calcext:value-type="string">
            <text:p>whi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key pa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 upda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tc…</text:p>
          </table:table-cell>
        </table:table-row>
      </table:table>
      <table:table table:name="screen imagestart etc" table:style-name="ta1">
        <table:table-column table:style-name="co1" table:default-cell-style-name="Default"/>
        <table:table-column table:style-name="co14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ll basics</text:p>
          </table:table-cell>
          <table:table-cell office:value-type="string" calcext:value-type="string">
            <text:p>monitor_size = [pg.display.Info().current_w, pg.display.Info().current_h]</text:p>
          </table:table-cell>
        </table:table-row>
        <table:table-row table:style-name="ro1">
          <table:table-cell office:value-type="string" calcext:value-type="string">
            <text:p>in inout.py</text:p>
          </table:table-cell>
          <table:table-cell office:value-type="string" calcext:value-type="string">
            <text:p>monitor_size90 = [monitor_size[0]*0.8, monitor_size[1]*0.8]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creen = pg.display.set_mode(monitor_size90)</text:p>
          </table:table-cell>
        </table:table-row>
        <table:table-row table:style-name="ro1">
          <table:table-cell/>
          <table:table-cell office:value-type="string" calcext:value-type="string">
            <text:p>screen_width, screen_height = screen.get_size(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Start = pg.image.load("graphics\\title3.png")</text:p>
          </table:table-cell>
        </table:table-row>
        <table:table-row table:style-name="ro1">
          <table:table-cell/>
          <table:table-cell office:value-type="string" calcext:value-type="string">
            <text:p>imageStart = pg.transform.scale(imageStart, monitor_size90)</text:p>
          </table:table-cell>
        </table:table-row>
      </table:table>
      <table:table table:name="fonts" table:style-name="ta1">
        <table:table-column table:style-name="co15" table:default-cell-style-name="Default"/>
        <table:table-column table:style-name="co1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19(20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(80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Consolas</text:p>
          </table:table-cell>
          <table:table-cell office:value-type="float" office:value="40" calcext:value-type="float">
            <text:p>40</text:p>
          </table:table-cell>
          <table:table-cell table:formula="of:=[.$D$1]*[.C2]" office:value-type="float" office:value="760" calcext:value-type="float">
            <text:p>760</text:p>
          </table:table-cell>
          <table:table-cell/>
          <table:table-cell table:formula="of:=[.D2]/[.F1]" office:value-type="float" office:value="63.3333333333333" calcext:value-type="float">
            <text:p>63,3333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</text:p>
          </table:table-cell>
          <table:table-cell table:style-name="ce1" office:value-type="string" calcext:value-type="string">
            <text:p>OCR A Extended </text:p>
          </table:table-cell>
          <table:table-cell office:value-type="float" office:value="23" calcext:value-type="float">
            <text:p>23</text:p>
          </table:table-cell>
          <table:table-cell table:formula="of:=[.$D$1]*[.C3]" office:value-type="float" office:value="437" calcext:value-type="float">
            <text:p>4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</text:p>
          </table:table-cell>
          <table:table-cell table:style-name="ce1" office:value-type="string" calcext:value-type="string">
            <text:p>OCR A Extended </text:p>
          </table:table-cell>
          <table:table-cell office:value-type="float" office:value="23" calcext:value-type="float">
            <text:p>23</text:p>
          </table:table-cell>
          <table:table-cell table:formula="of:=[.$D$1]*[.C4]" office:value-type="float" office:value="437" calcext:value-type="float">
            <text:p>4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name</text:p>
          </table:table-cell>
          <table:table-cell table:style-name="ce1" office:value-type="string" calcext:value-type="string">
            <text:p>OCR A Extended </text:p>
          </table:table-cell>
          <table:table-cell office:value-type="float" office:value="30" calcext:value-type="float">
            <text:p>30</text:p>
          </table:table-cell>
          <table:table-cell table:formula="of:=[.$D$1]*[.C5]" office:value-type="float" office:value="570" calcext:value-type="float">
            <text:p>57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lease set your own username !! </text:p>
          </table:table-cell>
          <table:table-cell table:style-name="ce1" office:value-type="string" calcext:value-type="string">
            <text:p>OCR A Extended </text:p>
          </table:table-cell>
          <table:table-cell office:value-type="float" office:value="26" calcext:value-type="float">
            <text:p>26</text:p>
          </table:table-cell>
          <table:table-cell table:formula="of:=[.$D$1]*[.C6]" office:value-type="float" office:value="494" calcext:value-type="float">
            <text:p>494</text:p>
          </table:table-cell>
          <table:table-cell table:number-columns-repeated="3"/>
          <table:table-cell office:value-type="string" calcext:value-type="string">
            <text:p>liberation mono in win1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gf passend für längeren Infotex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out</text:p>
          </table:table-cell>
          <table:table-cell office:value-type="string" calcext:value-type="string">
            <text:p>font3 = pg.font.Font("graphics\\OCRAEXT.TTF")</text:p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ntStrOCR = "graphics\\OCRAEXT.TTF"</text:p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ntRoboto = "graphics\\Roboto-Medium.ttf"</text:p>
          </table:table-cell>
          <table:table-cell office:value-type="string" calcext:value-type="string">
            <text:p>highscoreBo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ntRusso = "graphics\\Prototype.ttf"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ontsiz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reboard</text:p>
          </table:table-cell>
          <table:table-cell office:value-type="string" calcext:value-type="string">
            <text:p><text:s text:c="4"/>font2 = pg.font.Font(fontRoboto, 30)</text:p>
          </table:table-cell>
          <table:table-cell/>
          <table:table-cell office:value-type="string" calcext:value-type="string">
            <text:p>19 geteilt durch relfontsiz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relfontsize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eybo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info</text:p>
          </table:table-cell>
          <table:table-cell table:style-name="ce1" office:value-type="string" calcext:value-type="string">
            <text:p>font = pg.font.Font(None, 45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loa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it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6T23:25:52.065000000</meta:creation-date>
    <dc:date>2025-01-05T01:12:18.566000000</dc:date>
    <meta:editing-duration>P1DT3H22M16S</meta:editing-duration>
    <meta:editing-cycles>8</meta:editing-cycles>
    <meta:generator>LibreOffice/24.2.6.2$Windows_X86_64 LibreOffice_project/ef66aa7e36a1bb8e65bfbc63aba53045a14d0871</meta:generator>
    <meta:document-statistic meta:table-count="9" meta:cell-count="200" meta:object-count="0"/>
  </office:meta>
</office:document-meta>
</file>